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96498D88.bmp" manifest:media-type="image/bmp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dddd" draw:gamma="250%" style:mirror="none" loext:decorative="false"/>
    </style:style>
    <style:style style:name="P1" style:family="paragraph">
      <loext:graphic-properties draw:fill="solid" draw:fill-color="#ddddd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9.918cm" svg:height="24.85cm" svg:x="0cm" svg:y="0cm">
          <draw:image xlink:href="Pictures/10000000000003200000025896498D88.bmp" xlink:type="simple" xlink:show="embed" xlink:actuate="onLoad" draw:mime-type="image/bmp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08:43:26.090514222</meta:creation-date>
    <dc:date>2025-09-16T08:44:54.027255445</dc:date>
    <meta:editing-duration>PT1M31S</meta:editing-duration>
    <meta:editing-cycles>1</meta:editing-cycles>
    <meta:document-statistic meta:object-count="1"/>
    <meta:generator>LibreOffice/24.8.7.2$Linux_X86_64 LibreOffice_project/e07d0a63a46349d29051da79b1fde8160bab2a89</meta:generator>
  </office:meta>
</office:document-meta>
</file>